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overview-of-a-kalman-filter-initialize-predict-update"/><text:span text:style-name="T2">Overview of a Kalman Filter</text:span>: Initialize, Predict, Update</text:h>
      <text:p text:style-name="Text_20_body">To review what we learned in the extended Kalman filter lectures, let's discuss the three main steps for programming a Kalman filter:</text:p>
      <text:list xml:id="list8094045145105748854" text:style-name="L1">
        <text:list-item>
          <text:p text:style-name="P4"><text:span text:style-name="Strong_20_Emphasis">initializing</text:span> Kalman filter variables </text:p>
        </text:list-item>
        <text:list-item>
          <text:p text:style-name="P4"><text:span text:style-name="Strong_20_Emphasis">predicting</text:span> where our object is going to be after a time step Δt </text:p>
        </text:list-item>
        <text:list-item>
          <text:p text:style-name="P1"><text:span text:style-name="Strong_20_Emphasis">updating</text:span> where our object is based on sensor measurements </text:p>
        </text:list-item>
      </text:list>
      <text:p text:style-name="Text_20_body">Then the prediction and update steps repeat themselves in a loop.</text:p>
      <text:p text:style-name="Text_20_body">To measure how well our Kalman filter performs, we will then calculate <text:span text:style-name="Strong_20_Emphasis">root mean squared error</text:span> comparing the Kalman filter results with the provided ground truth.</text:p>
      <text:p text:style-name="Standard"/>
      <text:p text:style-name="Standard"/>
      <text:p text:style-name="Text_20_body"><text:span text:style-name="T1">The files you need to work with are in the </text:span><text:span text:style-name="Source_20_Text"><text:span text:style-name="T1">src</text:span></text:span><text:span text:style-name="T1"> folder of the github repository</text:span></text:p>
      <text:list xml:id="list1334739514233633305" text:style-name="L2">
        <text:list-item>
          <text:p text:style-name="P5"><text:span text:style-name="Source_20_Text">main.cpp</text:span> - communicates with the Term 2 Simulator receiving data measurements, calls a function to run the Kalman filter, calls a function to calculate RMSE </text:p>
        </text:list-item>
        <text:list-item>
          <text:p text:style-name="P5"><text:span text:style-name="Source_20_Text">FusionEKF.cpp</text:span> - initializes the filter, calls the predict function, calls the update function </text:p>
        </text:list-item>
        <text:list-item>
          <text:p text:style-name="P5"><text:span text:style-name="Source_20_Text">kalman_filter.cpp</text:span>- defines the predict function, the update function for lidar, and the update function for radar </text:p>
        </text:list-item>
        <text:list-item>
          <text:p text:style-name="P2"><text:span text:style-name="Source_20_Text">tools.cpp</text:span>- function to calculate RMSE and the Jacobian matrix </text:p>
        </text:list-item>
      </text:list>
      <text:p text:style-name="Text_20_body"/>
      <text:h text:style-name="Heading_20_3" text:outline-level="3"><text:bookmark text:name="how-the-files-relate-to-each-other"/>How the Files Relate to Each Other</text:h>
      <text:p text:style-name="Text_20_body">Here is a brief overview of what happens when you run the code files:</text:p>
      <text:list xml:id="list3943016332119043" text:style-name="L3">
        <text:list-item>
          <text:p text:style-name="P6"><text:span text:style-name="Source_20_Text">Main.cpp</text:span> reads in the data and sends a sensor measurement to <text:span text:style-name="Source_20_Text">FusionEKF.cpp</text:span> </text:p>
        </text:list-item>
        <text:list-item>
          <text:p text:style-name="P6"><text:span text:style-name="Source_20_Text">FusionEKF.cpp</text:span> takes the sensor data and initializes variables and updates variables. The Kalman filter equations are not in this file. <text:span text:style-name="Source_20_Text">FusionEKF.cpp</text:span> has a variable called <text:span text:style-name="Source_20_Text">ekf_</text:span>, which is an instance of a <text:span text:style-name="Source_20_Text">KalmanFilter</text:span> class. The <text:span text:style-name="Source_20_Text">ekf_</text:span> will hold the matrix and vector values. You will also use the <text:span text:style-name="Source_20_Text">ekf_</text:span> instance to call the predict and update equations. </text:p>
        </text:list-item>
        <text:list-item>
          <text:p text:style-name="P3">The <text:span text:style-name="Source_20_Text">KalmanFilter</text:span> class is defined in <text:span text:style-name="Source_20_Text">kalman_filter.cpp</text:span> and <text:span text:style-name="Source_20_Text">kalman_filter.h</text:span>. You will only need to modify 'kalman_filter.cpp', which contains functions for the prediction and update step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7:52:58.544865405</meta:creation-date>
    <dc:date>2019-10-08T19:00:00.573938811</dc:date>
    <meta:editing-duration>PT1H7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97" meta:character-count="1809" meta:non-whitespace-character-count="1529"/>
  </office:meta>
</office:document-meta>
</file>